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5.257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ioAmp-EXG-Pi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/home/dusjagr/Documents/HSLU/BioAmp-EXG-Pill/hardware/BioAmp-EXG-Pill.s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cad Rev</text:p>
          </table:table-cell>
          <table:table-cell office:value-type="string" calcext:value-type="string">
            <text:p>Eeschema 5.1.10-88a1d61d58~90~ubuntu20.04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ed Date</text:p>
          </table:table-cell>
          <table:table-cell office:value-type="string" calcext:value-type="string">
            <text:p>Mo 29 Aug 2022 10:35:1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BioAmp EXG P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Upside Down La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1.0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Issue</text:p>
          </table:table-cell>
          <table:table-cell table:style-name="ce1" office:value-type="string" calcext:value-type="string">
            <text:p>2021-08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Records EMG</text:p>
          </table:table-cell>
          <table:table-cell office:value-type="string" calcext:value-type="string">
            <text:p><text:s/>ECG</text:p>
          </table:table-cell>
          <table:table-cell office:value-type="string" calcext:value-type="string">
            <text:p><text:s/>EOG</text:p>
          </table:table-cell>
          <table:table-cell office:value-type="string" calcext:value-type="string">
            <text:p><text:s/>and EEG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5v compatible EXG 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Signle chip biopotential amplif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TL074H based BioAmp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rary Ref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BPFC_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ioAmp Output</text:p>
          </table:table-cell>
          <table:table-cell office:value-type="string" calcext:value-type="string">
            <text:p>Connector_Generic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BioAmp Input</text:p>
          </table:table-cell>
          <table:table-cell office:value-type="string" calcext:value-type="string">
            <text:p>Connector_Generic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SolderJumper_3_Open</text:p>
          </table:table-cell>
          <table:table-cell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SolderJumper_2_Open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PFC_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</text:p>
          </table:table-cell>
          <table:table-cell office:value-type="string" calcext:value-type="string">
            <text:p>TL074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PFC_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85" meta:object-count="0"/>
    <meta:generator>LibreOffice/6.4.7.2$Linux_X86_64 LibreOffice_project/40$Build-2</meta:generator>
  </office:meta>
</office:document-meta>
</file>